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4dd44" officeooo:paragraph-rsid="0014dd44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 Defining the Political Spectrum</text:p>
      <text:p text:style-name="P1"><text:tab/>A. Issues with left-right paradigm</text:p>
      <text:p text:style-name="P1"><text:tab/>B. Types of anarchism</text:p>
      <text:p text:style-name="P1">II. Defining Fascism</text:p>
      <text:p text:style-name="P1"><text:tab/>A. History of Fascism</text:p>
      <text:p text:style-name="P1"><text:tab/><text:tab/>1. Italy &amp; Mussolini</text:p>
      <text:p text:style-name="P1"><text:tab/><text:tab/>2. Nazism</text:p>
      <text:p text:style-name="P1"><text:tab/><text:tab/>3. Movements in the United States</text:p>
      <text:p text:style-name="P1"><text:tab/>B. Military Dictatorships</text:p>
      <text:p text:style-name="P1"><text:tab/><text:tab/>1. Chile &amp; Pinochet</text:p>
      <text:p text:style-name="P1"><text:tab/><text:tab/><text:tab/>a. Argument for being fascist</text:p>
      <text:p text:style-name="P1"><text:tab/><text:tab/><text:tab/>b. Argument against being fascist</text:p>
      <text:p text:style-name="P1">III. Marxism / Neo-Marxism</text:p>
      <text:p text:style-name="P1"/>
      <text:p text:style-name="P1"><text:tab/>A. Frankfurt School</text:p>
      <text:p text:style-name="P1">IV. Post-modernism</text:p>
      <text:p text:style-name="P1">V. Anarchism</text:p>
      <text:p text:style-name="P1"><text:tab/>A. History of Anarchism</text:p>
      <text:p text:style-name="P1">V. Tactics</text:p>
      <text:p text:style-name="P1"><text:tab/>A. Alinsky</text:p>
      <text:p text:style-name="P1"><text:tab/>B. Black Bloc</text:p>
      <text:p text:style-name="P1">VI. Psychological Factors</text:p>
      <text:p text:style-name="P1"><text:tab/>A. Freudian</text:p>
      <text:p text:style-name="P1"><text:s/>VII. 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11:16:51.523623630</meta:creation-date>
    <dc:date>2017-07-16T11:30:58.931186402</dc:date>
    <meta:editing-duration>P0D</meta:editing-duration>
    <meta:editing-cycles>1</meta:editing-cycles>
    <meta:document-statistic meta:table-count="0" meta:image-count="0" meta:object-count="0" meta:page-count="1" meta:paragraph-count="24" meta:word-count="78" meta:character-count="495" meta:non-whitespace-character-count="414"/>
    <meta:generator>LibreOffice/4.2.8.2$Linux_X86_64 LibreOffice_project/420m0$Build-2</meta:generator>
  </office:meta>
</office:document-meta>
</file>